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olution_20_User_20_Box">
      <style:graphic-properties draw:fill="solid" draw:fill-color="#729fcf" draw:textarea-vertical-align="middle" fo:min-height="0.992cm" fo:min-width="6.247cm" loext:decorative="false"/>
      <style:paragraph-properties style:writing-mode="lr-tb"/>
    </style:style>
    <style:style style:name="gr2" style:family="graphic" style:parent-style-name="Solution_20_User_20_Box" style:list-style-name="L1">
      <style:graphic-properties draw:fill="solid" draw:fill-color="#ffffff" fo:min-height="4.445cm" fo:min-width="6.247cm" fo:padding-top="0.102cm" fo:padding-bottom="0.102cm" fo:padding-left="0.102cm" fo:padding-right="0.102cm" loext:decorative="false"/>
      <style:paragraph-properties style:writing-mode="lr-tb"/>
    </style:style>
    <style:style style:name="gr3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4" style:family="graphic" style:parent-style-name="Solution_20_User_20_Box">
      <style:graphic-properties draw:fill="solid" draw:fill-color="#77bc65" draw:textarea-vertical-align="middle" fo:min-height="0.992cm" fo:min-width="6.247cm" loext:decorative="false"/>
      <style:paragraph-properties style:writing-mode="lr-tb"/>
    </style:style>
    <style:style style:name="gr5" style:family="graphic" style:parent-style-name="Solution_20_User_20_Box" style:list-style-name="L1">
      <style:graphic-properties draw:fill="solid" draw:fill-color="#ffffff" fo:min-height="4.445cm" fo:min-width="6.247cm" fo:padding-top="0.102cm" fo:padding-bottom="0.102cm" fo:padding-left="0.102cm" fo:padding-right="0.102cm" loext:decorative="false"/>
      <style:paragraph-properties style:writing-mode="lr-tb"/>
    </style:style>
    <style:style style:name="gr6" style:family="graphic" style:parent-style-name="Solution_20_User_20_Box" style:list-style-name="L1">
      <style:graphic-properties draw:fill="solid" draw:fill-color="#ffffff" fo:min-height="4.445cm" fo:min-width="6.247cm" fo:padding-top="0.102cm" fo:padding-bottom="0.102cm" fo:padding-left="0.102cm" fo:padding-right="0.102cm" loext:decorative="false"/>
      <style:paragraph-properties style:writing-mode="lr-tb"/>
    </style:style>
    <style:style style:name="gr7" style:family="graphic" style:parent-style-name="Solution_20_User_20_Box">
      <style:graphic-properties draw:fill="solid" draw:fill-color="#808080" draw:textarea-vertical-align="middle" fo:min-height="0.992cm" fo:min-width="6.247cm" loext:decorative="false"/>
      <style:paragraph-properties style:writing-mode="lr-tb"/>
    </style:style>
    <style:style style:name="gr8" style:family="graphic" style:parent-style-name="Solution_20_User_20_Box" style:list-style-name="L1">
      <style:graphic-properties draw:fill="solid" draw:fill-color="#ffffff" fo:min-height="4.445cm" fo:min-width="6.247cm" fo:padding-top="0.102cm" fo:padding-bottom="0.102cm" fo:padding-left="0.102cm" fo:padding-right="0.102cm" loext:decorative="false"/>
      <style:paragraph-properties style:writing-mode="lr-tb"/>
    </style:style>
    <style:style style:name="gr9" style:family="graphic" style:parent-style-name="standard">
      <style:graphic-properties draw:stroke="dash" draw:stroke-dash="Long_20_Dash" svg:stroke-color="#000000" svg:stroke-linecap="butt" draw:fill="none" draw:fill-color="#2a6099" loext:fill-use-slide-background="false" draw:textarea-horizontal-align="justify" draw:textarea-vertical-align="top" draw:auto-grow-height="false" fo:min-height="7.052cm" fo:min-width="14.423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="Arrowheads_20_2" draw:marker-end-width="0.252cm" draw:fill-color="#2a6099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  <style:text-properties fo:color="#ffffff" loext:opacity="100%"/>
    </style:style>
    <style:style style:name="P2" style:family="paragraph">
      <loext:graphic-properties draw:fill="solid" draw:fill-color="#729fcf"/>
      <style:paragraph-properties fo:text-align="center"/>
      <style:text-properties fo:color="#ffffff" loext:opacity="100%"/>
    </style:style>
    <style:style style:name="P3" style:family="paragraph">
      <style:paragraph-properties fo:margin-left="0cm" fo:margin-right="0cm" fo:text-align="start" fo:text-indent="0cm"/>
      <style:text-properties fo:color="#000000" loext:opacity="100%" fo:font-size="10pt" fo:hyphenate="false" loext:hyphenation-no-caps="false" loext:hyphenation-no-last-word="false"/>
    </style:style>
    <style:style style:name="P4" style:family="paragraph">
      <loext:graphic-properties draw:fill="solid" draw:fill-color="#ffffff"/>
      <style:paragraph-properties fo:margin-left="0cm" fo:margin-right="0cm" fo:text-align="start" fo:text-indent="0cm"/>
      <style:text-properties fo:color="#000000" loext:opacity="100%" fo:font-size="10pt" fo:hyphenate="false" loext:hyphenation-no-caps="false" loext:hyphenation-no-last-word="false"/>
    </style:style>
    <style:style style:name="P5" style:family="paragraph">
      <style:paragraph-properties fo:margin-top="0cm" fo:margin-bottom="0.152cm"/>
      <style:text-properties fo:font-size="10pt" style:font-size-asian="10pt" style:font-size-complex="10pt"/>
    </style:style>
    <style:style style:name="P6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7" style:family="paragraph">
      <loext:graphic-properties draw:fill="solid" draw:fill-color="#77bc65"/>
      <style:paragraph-properties fo:text-align="center"/>
      <style:text-properties fo:color="#ffffff" loext:opacity="100%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solid" draw:fill-color="#808080"/>
      <style:paragraph-properties fo:text-align="center"/>
      <style:text-properties fo:color="#ffffff" loext:opacity="100%"/>
    </style:style>
    <style:style style:name="P10" style:family="paragraph">
      <style:paragraph-properties fo:margin-left="0cm" fo:margin-right="0cm" fo:text-align="start" fo:text-indent="0cm"/>
      <style:text-properties fo:color="#000000" loext:opacity="100%" style:font-name="Noto Sans" fo:font-size="10pt" fo:hyphenate="false" loext:hyphenation-no-caps="false" loext:hyphenation-no-last-word="false"/>
    </style:style>
    <style:style style:name="P11" style:family="paragraph">
      <style:paragraph-properties fo:margin-left="0cm" fo:margin-right="0cm" fo:text-indent="0cm"/>
      <style:text-properties fo:color="#000000" loext:opacity="100%" style:font-name="Noto Sans" fo:font-size="10pt" fo:hyphenate="false" loext:hyphenation-no-caps="false" loext:hyphenation-no-last-word="false"/>
    </style:style>
    <style:style style:name="P12" style:family="paragraph">
      <style:paragraph-properties fo:text-align="start"/>
      <style:text-properties fo:font-size="14pt"/>
    </style:style>
    <style:style style:name="P13" style:family="paragraph">
      <loext:graphic-properties draw:fill="none" draw:fill-color="#2a6099"/>
      <style:paragraph-properties fo:text-align="start"/>
      <style:text-properties fo:font-size="14pt"/>
    </style:style>
    <style:style style:name="P14" style:family="paragraph">
      <loext:graphic-properties draw:fill-color="#2a6099"/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000000" loext:opacity="100%"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47cm" svg:height="0.992cm" svg:x="2.905cm" svg:y="5.425cm">
          <text:p text:style-name="P1">Activation Team Memb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6.247cm" svg:height="4.445cm" svg:x="2.905cm" svg:y="6.397cm">
          <text:list text:style-name="L1">
            <text:list-item>
              <text:p text:style-name="P3">Activation Team MemberLaunch Mapping Project</text:p>
            </text:list-item>
            <text:list-item>
              <text:p text:style-name="P3">Manage Mapping Projects</text:p>
            </text:list-item>
            <text:list-item>
              <text:p text:style-name="P3">Highlight Mapping Area of Interest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5.08cm" svg:height="2.274cm" svg:x="1cm" svg:y="1cm">
          <draw:text-box>
            <text:p text:style-name="P5">Solution User View</text:p>
            <text:p text:style-name="P5"><text:span text:style-name="T1">Tasking Manager</text:span></text:p>
            <text:p text:style-name="P5">12-Sep-2023 v1.0.0</text:p>
          </draw:text-box>
        </draw:frame>
        <draw:custom-shape draw:style-name="gr4" draw:text-style-name="P7" draw:layer="layout" svg:width="6.247cm" svg:height="0.992cm" svg:x="10.843cm" svg:y="5.425cm">
          <text:p text:style-name="P1">Mapp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" draw:id="id4" draw:layer="layout" svg:width="6.247cm" svg:height="4.445cm" svg:x="10.843cm" svg:y="6.397cm">
          <text:list text:style-name="L1">
            <text:list-item>
              <text:p text:style-name="P3"><text:span text:style-name="T2">Find Mapping Project</text:span></text:p>
            </text:list-item>
            <text:list-item>
              <text:p text:style-name="P3"><text:span text:style-name="T2">Select Task</text:span></text:p>
            </text:list-item>
            <text:list-item>
              <text:p text:style-name="P3"><text:span text:style-name="T2">Save Task Progress</text:span></text:p>
            </text:list-item>
            <text:list-item>
              <text:p text:style-name="P3"><text:span text:style-name="T2">Mark Task Complete</text:span></text:p>
            </text:list-item>
            <text:list-item>
              <text:p text:style-name="P3"><text:span text:style-name="T2">Launch Mapping Editor</text:span></text:p>
            </text:list-item>
            <text:list-item>
              <text:p text:style-name="P3"><text:span text:style-name="T2">Upload Map Edit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6.247cm" svg:height="0.992cm" svg:x="18.36cm" svg:y="5.425cm">
          <text:p text:style-name="P1">Valid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2" draw:id="id2" draw:layer="layout" svg:width="6.247cm" svg:height="4.445cm" svg:x="18.36cm" svg:y="6.397cm">
          <text:list text:style-name="L1">
            <text:list-item>
              <text:p text:style-name="P3"><text:span text:style-name="T2">Selects Task</text:span></text:p>
            </text:list-item>
            <text:list-item>
              <text:p text:style-name="P3"><text:span text:style-name="T2">Save Task Progress</text:span></text:p>
            </text:list-item>
            <text:list-item>
              <text:p text:style-name="P8"><text:span text:style-name="T2">Provides Feedback</text:span></text:p>
            </text:list-item>
            <text:list-item>
              <text:p text:style-name="P8"><text:span text:style-name="T2">Re-assigned task</text:span></text:p>
            </text:list-item>
            <text:list-item>
              <text:p text:style-name="P3"><text:span text:style-name="T2">Approves Map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1" draw:id="id1" draw:layer="layout" svg:width="6.247cm" svg:height="0.992cm" svg:x="10.84cm" svg:y="13.343cm">
          <text:p text:style-name="P1">All Us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6.247cm" svg:height="4.445cm" svg:x="10.842cm" svg:y="14.335cm">
          <text:list text:style-name="L1">
            <text:list-item>
              <text:p text:style-name="P10">Logon using OSM Credentials</text:p>
            </text:list-item>
            <text:list-item>
              <text:p text:style-name="P10">Manage User Profile</text:p>
            </text:list-item>
            <text:list-item>
              <text:p text:style-name="P11">View User's Profiles</text:p>
            </text:list-item>
            <text:list-item>
              <text:p text:style-name="P10">View Mapping Statistics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4.923cm" svg:height="7.302cm" svg:x="10.422cm" svg:y="4.473cm">
          <text:p text:style-name="P12">Volunteers</text:p>
          <draw:enhanced-geometry svg:viewBox="0 0 21600 21600" draw:type="rectangle" draw:enhanced-path="M 0 0 L 21600 0 21600 21600 0 21600 0 0 Z N"/>
        </draw:custom-shape>
        <draw:connector draw:style-name="gr10" draw:text-style-name="P14" draw:layer="layout" svg:x1="17.087cm" svg:y1="13.839cm" svg:x2="21.483cm" svg:y2="10.842cm" draw:start-shape="id1" draw:start-glue-point="1" draw:end-shape="id2" draw:end-glue-point="2" svg:d="M17087 13839h4396v-2997" svg:viewBox="0 0 4397 2998">
          <text:p/>
        </draw:connector>
        <draw:connector draw:style-name="gr10" draw:text-style-name="P14" draw:layer="layout" svg:x1="10.84cm" svg:y1="13.839cm" svg:x2="6.028cm" svg:y2="10.842cm" draw:start-shape="id1" draw:start-glue-point="3" draw:end-shape="id3" draw:end-glue-point="2" svg:d="M10840 13839h-4812v-2997" svg:viewBox="0 0 4813 2998">
          <text:p/>
        </draw:connector>
        <draw:connector draw:style-name="gr10" draw:text-style-name="P14" draw:layer="layout" svg:x1="13.963cm" svg:y1="13.343cm" svg:x2="13.966cm" svg:y2="10.842cm" draw:start-shape="id1" draw:start-glue-point="0" draw:end-shape="id4" draw:end-glue-point="2" svg:d="M13963 13343v-1251h3v-1250" svg:viewBox="0 0 4 250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Arrowheads_20_2" draw:display-name="Arrowheads 2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olution_20_User_20_Box" style:display-name="Solution User Box" style:family="graphic" style:parent-style-name="Text">
      <style:graphic-properties draw:auto-grow-height="false" fo:wrap-option="wrap"/>
      <style:text-properties fo:font-size="14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0:20:36.084194556</meta:creation-date>
    <dc:date>2023-09-13T10:54:05.260081434</dc:date>
    <meta:editing-duration>PT33M29S</meta:editing-duration>
    <meta:editing-cycles>1</meta:editing-cycles>
    <meta:document-statistic meta:object-count="13"/>
    <meta:generator>LibreOffice/7.6.0.3$MacOSX_AARCH64 LibreOffice_project/69edd8b8ebc41d00b4de3915dc82f8f0fc3b6265</meta:generator>
  </office:meta>
</office:document-meta>
</file>